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002e" officeooo:paragraph-rsid="00100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:-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8:58:49.834430000</meta:creation-date>
    <dc:date>2016-04-17T18:59:18.675116000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4.3.1.2$MacOSX_X86_64 LibreOffice_project/958349dc3b25111dbca392fbc281a05559ef6848</meta:generator>
  </office:meta>
</office:document-meta>
</file>